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5pt" fo:font-weight="bold" officeooo:rsid="0008eb58" officeooo:paragraph-rsid="0008eb58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ans1" fo:font-size="15pt" fo:font-weight="bold" officeooo:rsid="0009a7e5" officeooo:paragraph-rsid="0009a7e5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1" fo:font-size="15pt" fo:font-weight="bold" officeooo:rsid="000abfa2" officeooo:paragraph-rsid="000abfa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1" fo:font-size="15pt" fo:font-weight="normal" officeooo:rsid="0008eb58" officeooo:paragraph-rsid="0008eb58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Liberation Sans1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Liberation Sans1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iberation Sans1" fo:font-size="15pt" fo:font-weight="normal" officeooo:rsid="000dba3c" officeooo:paragraph-rsid="000dba3c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ans1" fo:font-size="15pt" fo:font-weight="normal" officeooo:rsid="000dba3c" officeooo:paragraph-rsid="00101d18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ans1" fo:font-size="15pt" fo:font-weight="normal" officeooo:rsid="000dba3c" officeooo:paragraph-rsid="0012985e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iberation Sans1" fo:font-size="15pt" fo:font-weight="normal" officeooo:rsid="000dba3c" officeooo:paragraph-rsid="001543fa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Liberation Sans1" fo:font-size="15pt" style:text-underline-style="solid" style:text-underline-width="auto" style:text-underline-color="font-color" fo:font-weight="bold" officeooo:rsid="0009a7e5" officeooo:paragraph-rsid="0009a7e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ans1" fo:font-size="15pt" style:text-underline-style="none" fo:font-weight="normal" officeooo:rsid="000bbdf8" officeooo:paragraph-rsid="000abfa2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Liberation Sans1" fo:font-size="15pt" style:text-underline-style="none" fo:font-weight="normal" officeooo:rsid="000f8fc2" officeooo:paragraph-rsid="000dba3c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Liberation Sans1" fo:font-size="15pt" style:text-underline-style="none" fo:font-weight="normal" officeooo:rsid="000f8fc2" officeooo:paragraph-rsid="0012985e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Liberation Sans1" fo:font-size="15pt" style:text-underline-style="none" fo:font-weight="normal" officeooo:rsid="000f8fc2" officeooo:paragraph-rsid="000f90cc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Liberation Sans1" fo:font-size="15pt" style:text-underline-style="none" fo:font-weight="normal" officeooo:rsid="000f8fc2" officeooo:paragraph-rsid="00101d18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Liberation Sans1" fo:font-size="15pt" style:text-underline-style="none" fo:font-weight="normal" officeooo:rsid="000f8fc2" officeooo:paragraph-rsid="001543fa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Liberation Sans1" fo:font-size="15pt" style:text-underline-style="none" fo:font-weight="normal" officeooo:rsid="0012985e" officeooo:paragraph-rsid="00101d18" style:font-size-asian="15pt" style:font-weight-asian="normal" style:font-size-complex="15pt" style:font-weight-complex="normal"/>
    </style:style>
    <style:style style:name="P19" style:family="paragraph" style:parent-style-name="Standard">
      <style:text-properties officeooo:rsid="000dba3c" officeooo:paragraph-rsid="000dba3c"/>
    </style:style>
    <style:style style:name="P20" style:family="paragraph" style:parent-style-name="Standard">
      <style:text-properties officeooo:rsid="000dba3c" officeooo:paragraph-rsid="00101d18"/>
    </style:style>
    <style:style style:name="P21" style:family="paragraph" style:parent-style-name="Standard">
      <style:text-properties officeooo:rsid="000dba3c" officeooo:paragraph-rsid="0012985e"/>
    </style:style>
    <style:style style:name="P22" style:family="paragraph" style:parent-style-name="Standard">
      <style:text-properties officeooo:rsid="000dba3c" officeooo:paragraph-rsid="001543fa"/>
    </style:style>
    <style:style style:name="P23" style:family="paragraph" style:parent-style-name="Standard" style:list-style-name="L1">
      <style:text-properties style:font-name="Liberation Sans1" fo:font-size="15pt" style:text-underline-style="none" fo:font-weight="bold" officeooo:rsid="001bd000" officeooo:paragraph-rsid="001bd000" style:font-size-asian="15pt" style:font-weight-asian="bold" style:font-size-complex="15pt" style:font-weight-complex="bold"/>
    </style:style>
    <style:style style:name="P24" style:family="paragraph" style:parent-style-name="Standard" style:list-style-name="L6">
      <style:text-properties style:font-name="Liberation Sans1" fo:font-size="15pt" style:text-underline-style="none" fo:font-weight="normal" officeooo:rsid="0012985e" officeooo:paragraph-rsid="0012985e" style:font-size-asian="15pt" style:font-weight-asian="normal" style:font-size-complex="15pt" style:font-weight-complex="normal"/>
    </style:style>
    <style:style style:name="P25" style:family="paragraph" style:parent-style-name="Standard" style:list-style-name="L8">
      <style:text-properties style:font-name="Liberation Sans1" fo:font-size="15pt" style:text-underline-style="none" fo:font-weight="normal" officeooo:rsid="0012985e" officeooo:paragraph-rsid="0012985e" style:font-size-asian="15pt" style:font-weight-asian="normal" style:font-size-complex="15pt" style:font-weight-complex="normal"/>
    </style:style>
    <style:style style:name="P26" style:family="paragraph" style:parent-style-name="Standard" style:list-style-name="L6">
      <style:text-properties style:font-name="Liberation Sans1" fo:font-size="15pt" style:text-underline-style="none" fo:font-weight="normal" officeooo:rsid="000f8fc2" officeooo:paragraph-rsid="0012985e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Liberation Sans1" fo:font-size="15pt" style:text-underline-style="none" fo:font-weight="normal" officeooo:rsid="000f8fc2" officeooo:paragraph-rsid="001c3508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Liberation Sans1" fo:font-size="15pt" style:text-underline-style="none" fo:font-weight="normal" officeooo:rsid="00170b03" officeooo:paragraph-rsid="0015b34a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Liberation Sans1" fo:font-size="15pt" style:text-underline-style="none" fo:font-weight="normal" officeooo:rsid="001bd000" officeooo:paragraph-rsid="001bd000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text-properties style:font-name="Liberation Sans1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31" style:family="paragraph" style:parent-style-name="Standard" style:list-style-name="L2">
      <style:text-properties style:font-name="Liberation Sans1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Liberation Sans1" fo:font-size="15pt" fo:font-weight="normal" officeooo:rsid="000dba3c" officeooo:paragraph-rsid="001c3508" style:font-size-asian="15pt" style:font-weight-asian="normal" style:font-size-complex="15pt" style:font-weight-complex="normal"/>
    </style:style>
    <style:style style:name="P33" style:family="paragraph" style:parent-style-name="Standard" style:list-style-name="L1">
      <style:text-properties style:font-name="Liberation Sans1" fo:font-size="15pt" style:text-underline-style="solid" style:text-underline-width="auto" style:text-underline-color="font-color" fo:font-weight="bold" officeooo:rsid="000abfa2" officeooo:paragraph-rsid="000abfa2" style:font-size-asian="15pt" style:font-weight-asian="bold" style:font-size-complex="15pt" style:font-weight-complex="bold"/>
    </style:style>
    <style:style style:name="P34" style:family="paragraph" style:parent-style-name="Standard" style:list-style-name="L4">
      <style:text-properties style:font-name="Liberation Sans1" fo:font-size="15pt" fo:font-weight="bold" officeooo:rsid="000dba3c" officeooo:paragraph-rsid="000abfa2" style:font-size-asian="15pt" style:font-weight-asian="bold" style:font-size-complex="15pt" style:font-weight-complex="bold"/>
    </style:style>
    <style:style style:name="P35" style:family="paragraph" style:parent-style-name="Standard" style:list-style-name="L4">
      <style:text-properties style:font-name="Liberation Sans1" fo:font-size="15pt" fo:font-weight="bold" officeooo:rsid="000dba3c" officeooo:paragraph-rsid="00101d18" style:font-size-asian="15pt" style:font-weight-asian="bold" style:font-size-complex="15pt" style:font-weight-complex="bold"/>
    </style:style>
    <style:style style:name="P36" style:family="paragraph" style:parent-style-name="Standard" style:list-style-name="L4">
      <style:text-properties style:font-name="Liberation Sans1" fo:font-size="15pt" fo:font-weight="bold" officeooo:rsid="000dba3c" officeooo:paragraph-rsid="0012985e" style:font-size-asian="15pt" style:font-weight-asian="bold" style:font-size-complex="15pt" style:font-weight-complex="bold"/>
    </style:style>
    <style:style style:name="P37" style:family="paragraph" style:parent-style-name="Standard" style:list-style-name="L4">
      <style:text-properties style:font-name="Liberation Sans1" fo:font-size="15pt" fo:font-weight="bold" officeooo:rsid="000dba3c" officeooo:paragraph-rsid="001543fa" style:font-size-asian="15pt" style:font-weight-asian="bold" style:font-size-complex="15pt" style:font-weight-complex="bold"/>
    </style:style>
    <style:style style:name="P38" style:family="paragraph" style:parent-style-name="Standard" style:list-style-name="L4">
      <style:text-properties style:font-name="Liberation Sans1" fo:font-size="15pt" fo:font-weight="bold" officeooo:rsid="000dba3c" officeooo:paragraph-rsid="001c3508" style:font-size-asian="15pt" style:font-weight-asian="bold" style:font-size-complex="15pt" style:font-weight-complex="bold"/>
    </style:style>
    <style:style style:name="P39" style:family="paragraph" style:parent-style-name="Standard" style:list-style-name="L3">
      <style:text-properties fo:color="#0069b2" loext:opacity="100%" style:font-name="Liberation Sans1" fo:font-size="15pt" style:text-underline-style="none" fo:font-weight="bold" officeooo:rsid="001bd000" officeooo:paragraph-rsid="001bd000" style:font-size-asian="15pt" style:font-weight-asian="bold" style:font-size-complex="15pt" style:font-weight-complex="bold"/>
    </style:style>
    <style:style style:name="P40" style:family="paragraph" style:parent-style-name="Standard" style:list-style-name="L5">
      <style:text-properties officeooo:rsid="000dba3c" officeooo:paragraph-rsid="000dba3c"/>
    </style:style>
    <style:style style:name="P41" style:family="paragraph" style:parent-style-name="Standard">
      <style:text-properties officeooo:rsid="000dba3c" officeooo:paragraph-rsid="00194863"/>
    </style:style>
    <style:style style:name="P42" style:family="paragraph" style:parent-style-name="Standard">
      <style:text-properties officeooo:rsid="000dba3c" officeooo:paragraph-rsid="001c3508"/>
    </style:style>
    <style:style style:name="P43" style:family="paragraph" style:parent-style-name="Standard" style:list-style-name="L6">
      <style:text-properties officeooo:rsid="000f90cc" officeooo:paragraph-rsid="000f90cc"/>
    </style:style>
    <style:style style:name="P44" style:family="paragraph" style:parent-style-name="Standard" style:list-style-name="L8">
      <style:text-properties officeooo:rsid="000f90cc" officeooo:paragraph-rsid="00101d18"/>
    </style:style>
    <style:style style:name="P45" style:family="paragraph" style:parent-style-name="Standard" style:list-style-name="L8">
      <style:text-properties officeooo:rsid="000f90cc" officeooo:paragraph-rsid="0012985e"/>
    </style:style>
    <style:style style:name="P46" style:family="paragraph" style:parent-style-name="Standard" style:list-style-name="L10">
      <style:text-properties officeooo:rsid="000f90cc" officeooo:paragraph-rsid="0012985e"/>
    </style:style>
    <style:style style:name="P47" style:family="paragraph" style:parent-style-name="Standard" style:list-style-name="L12">
      <style:text-properties officeooo:rsid="000f90cc" officeooo:paragraph-rsid="001543fa"/>
    </style:style>
    <style:style style:name="P48" style:family="paragraph" style:parent-style-name="Standard" style:list-style-name="L12">
      <style:text-properties officeooo:rsid="000f90cc" officeooo:paragraph-rsid="0015b34a"/>
    </style:style>
    <style:style style:name="P49" style:family="paragraph" style:parent-style-name="Standard" style:list-style-name="L14">
      <style:text-properties officeooo:rsid="000f90cc" officeooo:paragraph-rsid="001c3508"/>
    </style:style>
    <style:style style:name="P50" style:family="paragraph" style:parent-style-name="Standard" style:list-style-name="L14">
      <style:text-properties officeooo:rsid="000f90cc" officeooo:paragraph-rsid="001de9aa"/>
    </style:style>
    <style:style style:name="P51" style:family="paragraph" style:parent-style-name="Standard" style:list-style-name="L7">
      <style:text-properties officeooo:rsid="00106d92" officeooo:paragraph-rsid="00106d92"/>
    </style:style>
    <style:style style:name="P52" style:family="paragraph" style:parent-style-name="Standard" style:list-style-name="L4">
      <style:text-properties officeooo:rsid="0012985e" officeooo:paragraph-rsid="0012985e"/>
    </style:style>
    <style:style style:name="P53" style:family="paragraph" style:parent-style-name="Standard" style:list-style-name="L9">
      <style:text-properties officeooo:rsid="0012985e" officeooo:paragraph-rsid="0012985e"/>
    </style:style>
    <style:style style:name="P54" style:family="paragraph" style:parent-style-name="Standard" style:list-style-name="L11">
      <style:text-properties officeooo:rsid="0012985e" officeooo:paragraph-rsid="001543fa"/>
    </style:style>
    <style:style style:name="P55" style:family="paragraph" style:parent-style-name="Standard" style:list-style-name="L4">
      <style:text-properties fo:color="#c9211e" loext:opacity="100%" style:font-name="Liberation Sans1" fo:font-size="15pt" fo:font-weight="bold" officeooo:rsid="001543fa" officeooo:paragraph-rsid="001543fa" style:font-size-asian="15pt" style:font-weight-asian="bold" style:font-size-complex="15pt" style:font-weight-complex="bold"/>
    </style:style>
    <style:style style:name="P56" style:family="paragraph" style:parent-style-name="Standard" style:list-style-name="L4">
      <style:text-properties fo:color="#c9211e" loext:opacity="100%" style:font-name="Liberation Sans1" fo:font-size="15pt" fo:font-weight="bold" officeooo:rsid="001543fa" officeooo:paragraph-rsid="001c3508" style:font-size-asian="15pt" style:font-weight-asian="bold" style:font-size-complex="15pt" style:font-weight-complex="bold"/>
    </style:style>
    <style:style style:name="P57" style:family="paragraph" style:parent-style-name="Standard" style:list-style-name="L4">
      <style:text-properties fo:color="#c9211e" loext:opacity="100%" officeooo:paragraph-rsid="000abfa2"/>
    </style:style>
    <style:style style:name="P58" style:family="paragraph" style:parent-style-name="Standard" style:list-style-name="L4">
      <style:text-properties fo:color="#c9211e" loext:opacity="100%" officeooo:paragraph-rsid="00101d18"/>
    </style:style>
    <style:style style:name="P59" style:family="paragraph" style:parent-style-name="Standard">
      <style:text-properties officeooo:rsid="001bd000" officeooo:paragraph-rsid="001bd000"/>
    </style:style>
    <style:style style:name="P60" style:family="paragraph" style:parent-style-name="Standard">
      <style:text-properties officeooo:rsid="001bd000" officeooo:paragraph-rsid="001c3508"/>
    </style:style>
    <style:style style:name="P61" style:family="paragraph" style:parent-style-name="Standard" style:list-style-name="L13">
      <style:text-properties officeooo:rsid="001d06fb" officeooo:paragraph-rsid="001d06fb"/>
    </style:style>
    <style:style style:name="T1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Liberation Sans1" fo:font-size="15pt" fo:font-weight="normal" officeooo:rsid="000f8fc2" style:font-size-asian="15pt" style:font-weight-asian="normal" style:font-size-complex="15pt" style:font-weight-complex="normal"/>
    </style:style>
    <style:style style:name="T3" style:family="text">
      <style:text-properties style:font-name="Liberation Sans1" fo:font-size="15pt" fo:font-weight="normal" officeooo:rsid="0013db40" style:font-size-asian="15pt" style:font-weight-asian="normal" style:font-size-complex="15pt" style:font-weight-complex="normal"/>
    </style:style>
    <style:style style:name="T4" style:family="text">
      <style:text-properties style:font-name="Liberation Sans1" fo:font-size="15pt" fo:font-weight="normal" officeooo:rsid="0015b34a" style:font-size-asian="15pt" style:font-weight-asian="normal" style:font-size-complex="15pt" style:font-weight-complex="normal"/>
    </style:style>
    <style:style style:name="T5" style:family="text">
      <style:text-properties style:font-name="Liberation Sans1" fo:font-size="15pt" fo:font-weight="bold" officeooo:rsid="000abfa2" style:font-size-asian="15pt" style:font-weight-asian="bold" style:font-size-complex="15pt" style:font-weight-complex="bold"/>
    </style:style>
    <style:style style:name="T6" style:family="text">
      <style:text-properties style:font-name="Liberation Sans1" fo:font-size="15pt" fo:font-weight="bold" officeooo:rsid="000dba3c" style:font-size-asian="15pt" style:font-weight-asian="bold" style:font-size-complex="15pt" style:font-weight-complex="bold"/>
    </style:style>
    <style:style style:name="T7" style:family="text">
      <style:text-properties style:font-name="Liberation Sans1" fo:font-size="15pt" fo:font-weight="bold" officeooo:rsid="000f8fc2" style:font-size-asian="15pt" style:font-weight-asian="bold" style:font-size-complex="15pt" style:font-weight-complex="bold"/>
    </style:style>
    <style:style style:name="T8" style:family="text">
      <style:text-properties style:font-name="Liberation Sans1" fo:font-size="15pt" style:text-underline-style="solid" style:text-underline-width="auto" style:text-underline-color="font-color" fo:font-weight="normal" officeooo:rsid="000f8fc2" style:font-size-asian="15pt" style:font-weight-asian="normal" style:font-size-complex="15pt" style:font-weight-complex="normal"/>
    </style:style>
    <style:style style:name="T9" style:family="text">
      <style:text-properties style:font-name="Liberation Sans1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Liberation Sans1" fo:font-size="15pt" style:text-underline-style="none" fo:font-weight="normal" officeooo:rsid="000f8fc2" style:font-size-asian="15pt" style:font-weight-asian="normal" style:font-size-complex="15pt" style:font-weight-complex="normal"/>
    </style:style>
    <style:style style:name="T11" style:family="text">
      <style:text-properties style:font-name="Liberation Sans1" fo:font-size="15pt" style:text-underline-style="none" fo:font-weight="normal" officeooo:rsid="000fc53d" style:font-size-asian="15pt" style:font-weight-asian="normal" style:font-size-complex="15pt" style:font-weight-complex="normal"/>
    </style:style>
    <style:style style:name="T12" style:family="text">
      <style:text-properties style:font-name="Liberation Sans1" fo:font-size="15pt" style:text-underline-style="none" fo:font-weight="normal" officeooo:rsid="0012985e" style:font-size-asian="15pt" style:font-weight-asian="normal" style:font-size-complex="15pt" style:font-weight-complex="normal"/>
    </style:style>
    <style:style style:name="T13" style:family="text">
      <style:text-properties style:font-name="Liberation Sans1" fo:font-size="15pt" style:text-underline-style="none" fo:font-weight="normal" officeooo:rsid="001543fa" style:font-size-asian="15pt" style:font-weight-asian="normal" style:font-size-complex="15pt" style:font-weight-complex="normal"/>
    </style:style>
    <style:style style:name="T14" style:family="text">
      <style:text-properties style:font-name="Liberation Sans1" fo:font-size="15pt" style:text-underline-style="none" fo:font-weight="normal" officeooo:rsid="0015b34a" style:font-size-asian="15pt" style:font-weight-asian="normal" style:font-size-complex="15pt" style:font-weight-complex="normal"/>
    </style:style>
    <style:style style:name="T15" style:family="text">
      <style:text-properties style:font-name="Liberation Sans1" fo:font-size="15pt" style:text-underline-style="none" fo:font-weight="normal" officeooo:rsid="00170b03" style:font-size-asian="15pt" style:font-weight-asian="normal" style:font-size-complex="15pt" style:font-weight-complex="normal"/>
    </style:style>
    <style:style style:name="T16" style:family="text">
      <style:text-properties style:font-name="Liberation Sans1" fo:font-size="15pt" style:text-underline-style="none" fo:font-weight="normal" officeooo:rsid="00194863" style:font-size-asian="15pt" style:font-weight-asian="normal" style:font-size-complex="15pt" style:font-weight-complex="normal"/>
    </style:style>
    <style:style style:name="T17" style:family="text">
      <style:text-properties style:font-name="Liberation Sans1" fo:font-size="15pt" style:text-underline-style="none" fo:font-weight="normal" officeooo:rsid="001bd000" style:font-size-asian="15pt" style:font-weight-asian="normal" style:font-size-complex="15pt" style:font-weight-complex="normal"/>
    </style:style>
    <style:style style:name="T18" style:family="text">
      <style:text-properties style:font-name="Liberation Sans1" fo:font-size="15pt" style:text-underline-style="none" fo:font-weight="normal" officeooo:rsid="001c3508" style:font-size-asian="15pt" style:font-weight-asian="normal" style:font-size-complex="15pt" style:font-weight-complex="normal"/>
    </style:style>
    <style:style style:name="T19" style:family="text">
      <style:text-properties style:font-name="Liberation Sans1" fo:font-size="15pt" style:text-underline-style="none" fo:font-weight="normal" officeooo:rsid="001d06fb" style:font-size-asian="15pt" style:font-weight-asian="normal" style:font-size-complex="15pt" style:font-weight-complex="normal"/>
    </style:style>
    <style:style style:name="T20" style:family="text">
      <style:text-properties style:font-name="Liberation Sans1" fo:font-size="15pt" style:text-underline-style="none" fo:font-weight="normal" officeooo:rsid="001d8e1d" style:font-size-asian="15pt" style:font-weight-asian="normal" style:font-size-complex="15pt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bbdf8"/>
    </style:style>
    <style:style style:name="T23" style:family="text">
      <style:text-properties fo:color="#0097ff" loext:opacity="100%"/>
    </style:style>
    <style:style style:name="T24" style:family="text">
      <style:text-properties officeooo:rsid="000abfa2"/>
    </style:style>
    <style:style style:name="T25" style:family="text">
      <style:text-properties style:text-underline-style="none" officeooo:rsid="000bbdf8"/>
    </style:style>
    <style:style style:name="T26" style:family="text">
      <style:text-properties fo:color="#ffffff" loext:opacity="100%" style:font-name="Liberation Sans1" fo:font-size="15pt" style:text-underline-style="solid" style:text-underline-width="auto" style:text-underline-color="font-color" fo:font-weight="normal" officeooo:rsid="000f8fc2" fo:background-color="#0069b2" loext:char-shading-value="0" style:font-size-asian="15pt" style:font-weight-asian="normal" style:font-size-complex="15pt" style:font-weight-complex="normal"/>
    </style:style>
    <style:style style:name="T27" style:family="text">
      <style:text-properties officeooo:rsid="001bd000"/>
    </style:style>
    <style:style style:name="T28" style:family="text">
      <style:text-properties fo:color="#127622" loext:opacity="100%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style:font-name="Liberation Sans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c9211e" loext:opacity="100%" style:font-name="Liberation Sans1" fo:font-size="15pt" fo:font-weight="bold" officeooo:rsid="000f8fc2" style:font-size-asian="15pt" style:font-weight-asian="bold" style:font-size-complex="15pt" style:font-weight-complex="bold"/>
    </style:style>
    <style:style style:name="T32" style:family="text">
      <style:text-properties officeooo:rsid="001c3508"/>
    </style:style>
    <style:style style:name="T33" style:family="text">
      <style:text-properties officeooo:rsid="000f8fc2"/>
    </style:style>
    <style:style style:name="T34" style:family="text">
      <style:text-properties officeooo:rsid="00170b03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técnica do projeto – Dicionário de código</text:p>
      <text:p text:style-name="P1"/>
      <text:p text:style-name="P4"/>
      <text:p text:style-name="P4">Os dados aqui representados representam uma documentação de funcionalidades da aplicação separados por cada componente Angular.</text:p>
      <text:p text:style-name="P4"/>
      <text:p text:style-name="P4"/>
      <text:p text:style-name="P4"/>
      <text:p text:style-name="P2"><text:span text:style-name="T23">Componente</text:span> &gt; <text:span text:style-name="T21">app</text:span> &gt; <text:span text:style-name="T21">reservas</text:span> &gt; <text:span text:style-name="T21">criar</text:span> &gt; <text:span text:style-name="T21">eventual</text:span></text:p>
      <text:p text:style-name="P2"/>
      <text:p text:style-name="P2">Criação de uma reserva eventual</text:p>
      <text:p text:style-name="P2"/>
      <text:p text:style-name="P5">Um formulário que realiza a criação de uma reserva eventual normal. Esse formulário passa por uma série de campos e possui suas regras e validações, as tais são: </text:p>
      <text:p text:style-name="P5"/>
      <text:p text:style-name="P5"/>
      <text:p text:style-name="P11"><text:span text:style-name="T24">Lógica </text:span><text:span text:style-name="T27">de implantações</text:span>:</text:p>
      <text:p text:style-name="P5"/>
      <text:list xml:id="list3539299432" text:style-name="L1">
        <text:list-item>
          <text:p text:style-name="P23"><text:span text:style-name="T28">Adicionar inputs para formulário</text:span></text:p>
          <text:p text:style-name="P30"/>
          <text:list>
            <text:list-header>
              <text:p text:style-name="P33"><text:span text:style-name="T29">Validação: Nenhum campo pode estar em branco</text:span></text:p>
              <text:p text:style-name="P33"/>
            </text:list-header>
          </text:list>
        </text:list-item>
      </text:list>
      <text:list xml:id="list239005837" text:style-name="L2">
        <text:list-item>
          <text:p text:style-name="P31">O formulário não pode ser processado se os inputs estiverem em branco e pelo menos um equipamento adicionado.</text:p>
        </text:list-item>
      </text:list>
      <text:p text:style-name="P6"><text:tab/><text:tab/></text:p>
      <text:p text:style-name="P6"><text:tab/><text:tab/><text:span text:style-name="T22">Implantação:</text:span><text:span text:style-name="T25"> Esta validação foi adicionada diretamente no</text:span></text:p>
      <text:p text:style-name="P12"><text:tab/><text:tab/>html da aplicação usando o formControl.</text:p>
      <text:p text:style-name="P6"/>
      <text:list xml:id="list4282149445" text:style-name="L3">
        <text:list-item>
          <text:p text:style-name="P39"><text:span text:style-name="T28">Adicionar inputs para formulário</text:span></text:p>
        </text:list-item>
      </text:list>
      <text:p text:style-name="P3"><text:tab/></text:p>
      <text:list xml:id="list315294933" text:style-name="L4">
        <text:list-item>
          <text:p text:style-name="P57"><text:span text:style-name="T5">Não pode adicionar um equipamento sem quantidad</text:span><text:span text:style-name="T6">e </text:span><text:span text:style-name="T7">e nem uma quantidade sem um equipamento</text:span></text:p>
          <text:p text:style-name="P34"/>
        </text:list-item>
      </text:list>
      <text:list xml:id="list3829425012" text:style-name="L5">
        <text:list-item>
          <text:p text:style-name="P40"><text:span text:style-name="T1">Obrigatório no ato da reserva informar a quantidade solicitada do equipamento para que o sistema tenha o controle do estoque </text:span><text:span text:style-name="T2">e um equipamento para acompanhá-la.</text:span></text:p>
        </text:list-item>
      </text:list>
      <text:p text:style-name="P7"><text:tab/></text:p>
      <text:p text:style-name="P21"><text:span text:style-name="T1"><text:tab/><text:tab/></text:span><text:span text:style-name="T26">Implantação</text:span><text:span text:style-name="T10">: Criado uma funcionalidade de validação tanto <text:tab/><text:tab/>de equipamento quanto quantidade entre os campos <text:tab/><text:tab/><text:tab/>input:text e input:select. </text:span><text:span text:style-name="T11">O método só passa se todas as <text:tab/><text:tab/><text:tab/>checagens estiverem verdadeiras (true).</text:span></text:p>
      <text:p text:style-name="P13"><text:soft-page-break/></text:p>
      <text:p text:style-name="P19"><text:span text:style-name="T10"><text:tab/><text:tab/></text:span><text:span text:style-name="T8">Localização</text:span><text:span text:style-name="T10">:</text:span></text:p>
      <text:list xml:id="list3132753983" text:style-name="L6">
        <text:list-item>
          <text:p text:style-name="P43"><text:span text:style-name="T10">P</text:span><text:span text:style-name="T9">ath: </text:span><text:span text:style-name="T10">app &gt; <text:s/>validator</text:span><text:span text:style-name="T9">s</text:span><text:span text:style-name="T10"> &gt; equipamento </text:span></text:p>
        </text:list-item>
        <text:list-item>
          <text:p text:style-name="P43"><text:span text:style-name="T9">Classe: </text:span><text:span text:style-name="T10"><text:s/>formEquipamentoValidationService.ts</text:span></text:p>
        </text:list-item>
        <text:list-item>
          <text:p text:style-name="P43"><text:span text:style-name="T9">Metodo: </text:span><text:span text:style-name="T10"><text:s/>equipamentoEQuantidadeNaoPodemEstarVazios</text:span></text:p>
        </text:list-item>
        <text:list-item>
          <text:p text:style-name="P24">Parâmetros do método:</text:p>
          <text:list>
            <text:list-item>
              <text:p text:style-name="P24">Valor do equipamento selecionado para comparação</text:p>
              <text:p text:style-name="P26">A lista de equipamentos para comparaç</text:p>
            </text:list-item>
          </text:list>
        </text:list-item>
      </text:list>
      <text:p text:style-name="P15"/>
      <text:p text:style-name="P15"/>
      <text:list xml:id="list162312154978940" text:continue-list="list315294933" text:style-name="L4">
        <text:list-item>
          <text:p text:style-name="P58"><text:span text:style-name="T5">Não </text:span><text:span text:style-name="T7">pode adicionar o mesmo equipamento 2x</text:span></text:p>
          <text:p text:style-name="P35"/>
        </text:list-item>
      </text:list>
      <text:list xml:id="list1829933827" text:style-name="L7">
        <text:list-item>
          <text:p text:style-name="P51"><text:span text:style-name="T2">U</text:span><text:span text:style-name="T1">ma reserva não pode ter dois equipamentos iguais, para uma reserva apenas um equipamento com a sua quantidade.</text:span></text:p>
        </text:list-item>
      </text:list>
      <text:p text:style-name="P8"><text:tab/></text:p>
      <text:p text:style-name="P21"><text:span text:style-name="T1"><text:tab/><text:tab/></text:span><text:span text:style-name="T26">Implantação</text:span><text:span text:style-name="T10">: Criado uma funcionalidade </text:span><text:span text:style-name="T12">para não permitir <text:tab/></text:span></text:p>
      <text:p text:style-name="P18"><text:tab/><text:tab/>passar o adicionamento de um equipamento se caso já <text:tab/><text:tab/><text:tab/>houver outro equipamento com a mesma descrição ser <text:tab/><text:tab/><text:tab/>adicionado.</text:p>
      <text:p text:style-name="P16"/>
      <text:p text:style-name="P20"><text:span text:style-name="T10"><text:tab/><text:tab/></text:span><text:span text:style-name="T8">Localização</text:span><text:span text:style-name="T10">:</text:span></text:p>
      <text:list xml:id="list3550988717" text:style-name="L8">
        <text:list-item>
          <text:p text:style-name="P44"><text:span text:style-name="T10">P</text:span><text:span text:style-name="T9">ath: </text:span><text:span text:style-name="T10">app &gt; <text:s/>validator</text:span><text:span text:style-name="T9">s</text:span><text:span text:style-name="T10"> &gt; equipamento </text:span></text:p>
        </text:list-item>
        <text:list-item>
          <text:p text:style-name="P44"><text:span text:style-name="T9">Classe: </text:span><text:span text:style-name="T10"><text:s/>formEquipamentoValidationService.ts</text:span></text:p>
        </text:list-item>
        <text:list-item>
          <text:p text:style-name="P45"><text:span text:style-name="T9">Metodo: </text:span><text:span text:style-name="T10"><text:s/>naoPodeAddEquip2Vezes</text:span></text:p>
        </text:list-item>
        <text:list-item>
          <text:p text:style-name="P25">Parâmetros do método:</text:p>
          <text:list>
            <text:list-item>
              <text:p text:style-name="P25">Valor do equipamento selecionado para comparação</text:p>
            </text:list-item>
            <text:list-item>
              <text:p text:style-name="P25">A lista de equipamentos para comparação</text:p>
            </text:list-item>
          </text:list>
        </text:list-item>
      </text:list>
      <text:p text:style-name="P16"/>
      <text:p text:style-name="P16"/>
      <text:list xml:id="list162311363393633" text:continue-list="list162312154978940" text:style-name="L4">
        <text:list-item>
          <text:p text:style-name="P52"><text:span text:style-name="T31">V</text:span><text:span text:style-name="T30">erificar quantidade de estoque disponível direto no banco de dados</text:span></text:p>
          <text:p text:style-name="P36"/>
        </text:list-item>
      </text:list>
      <text:list xml:id="list196564773" text:style-name="L9">
        <text:list-item>
          <text:p text:style-name="P53"><text:span text:style-name="T1">Antes de fechar a reserva, no botão adicionar é necessário verificar se a quantidade solicitada no momento de edicionar o equipamento tem disponível em estoque </text:span><text:span text:style-name="T3">no momento da criação da reserva.</text:span></text:p>
        </text:list-item>
      </text:list>
      <text:p text:style-name="P9"><text:tab/></text:p>
      <text:p text:style-name="P21"><text:span text:style-name="T1"><text:tab/><text:tab/></text:span><text:span text:style-name="T26">Implantação</text:span><text:span text:style-name="T10">: </text:span><text:span text:style-name="T13">Adicionado a funcionalidade realizando api com <text:tab/><text:tab/>servidor usando observables, porém no próprio componente <text:tab/><text:tab/>da classe. Pela facilidade de conexão direta dos dados da <text:tab/><text:tab/>classe com a lógica dentro do subscribe.</text:span></text:p>
      <text:p text:style-name="P14"/>
      <text:p text:style-name="P21"><text:soft-page-break/><text:span text:style-name="T10"><text:tab/><text:tab/></text:span><text:span text:style-name="T8">Localização</text:span><text:span text:style-name="T10">:</text:span></text:p>
      <text:list xml:id="list3229003310" text:style-name="L10">
        <text:list-item>
          <text:p text:style-name="P46"><text:span text:style-name="T10">P</text:span><text:span text:style-name="T9">ath: </text:span><text:span text:style-name="T10">app &gt; <text:s/></text:span><text:span text:style-name="T13">reservas</text:span><text:span text:style-name="T10"> &gt; </text:span><text:span text:style-name="T13">criar</text:span><text:span text:style-name="T10"> </text:span></text:p>
        </text:list-item>
        <text:list-item>
          <text:p text:style-name="P46"><text:span text:style-name="T9">Classe: </text:span><text:span text:style-name="T10"><text:s/></text:span><text:span text:style-name="T13">eventual.component</text:span><text:span text:style-name="T10">.ts</text:span></text:p>
        </text:list-item>
        <text:list-item>
          <text:p text:style-name="P46"><text:span text:style-name="T9">Metodo: </text:span><text:span text:style-name="T10"><text:s/>validacaoDeQuantidade:</text:span><text:span text:style-name="T13">boolean</text:span></text:p>
        </text:list-item>
      </text:list>
      <text:p text:style-name="P14"/>
      <text:p text:style-name="P14"/>
      <text:list xml:id="list162312876257511" text:continue-list="list162311363393633" text:style-name="L4">
        <text:list-item>
          <text:p text:style-name="P55">O campo “Outros equipamentos” deve conceder exceção para adicionar um equipamento que não esteja na lista</text:p>
          <text:p text:style-name="P37"/>
        </text:list-item>
      </text:list>
      <text:list xml:id="list2757194524" text:style-name="L11">
        <text:list-item>
          <text:p text:style-name="P54"><text:span text:style-name="T4">Em alguma situação pode haver a necessidade de adicionar algum equipamento temporariamente ou não que não esteja na lista</text:span><text:span text:style-name="T3">. </text:span><text:span text:style-name="T4">Mesmo assim o sistema dará oportunidade de adicionar esse equipamento fora da lista e deve informar o usuario que para que este equipamento entre em vigor na lista é necessário adicionar ele nas configurações da aplicação.</text:span></text:p>
        </text:list-item>
      </text:list>
      <text:p text:style-name="P10"><text:tab/></text:p>
      <text:p text:style-name="P41"><text:span text:style-name="T1"><text:tab/><text:tab/></text:span><text:span text:style-name="T26">Implantação</text:span><text:span text:style-name="T10">: </text:span><text:span text:style-name="T16">Após a validação do campo “Outros <text:tab/><text:tab/><text:tab/><text:tab/>equipamentos” <text:s/>é </text:span><text:span text:style-name="T17">acionado o método adicionarLista( ) e </text:span><text:span text:style-name="T18">a <text:tab/><text:tab/><text:tab/>gravação na lista é realizada.</text:span></text:p>
      <text:p text:style-name="P29"><text:tab/><text:tab/></text:p>
      <text:p text:style-name="P59"><text:span text:style-name="T9"><text:tab/><text:tab/></text:span><text:span text:style-name="T13">Adicionado a funcionalidade </text:span><text:span text:style-name="T14">para poder habilitar <text:tab/><text:tab/>o <text:tab/><text:tab/>campo de “Outros equipamentos” e o sistema recupera as <text:tab/><text:tab/>informações e emitirá a mensagem solicitada e adicionará <text:tab/><text:tab/>este novo equipamento sem o controle do estoque, o que <text:tab/><text:tab/><text:tab/>significa que este equipamento só será reconhecido na <text:tab/><text:tab/><text:tab/>própria reserva criada, e disponibilizará a possibilidade de <text:tab/><text:tab/>adicionar este equipamento na aplicação</text:span><text:span text:style-name="T13">.</text:span></text:p>
      <text:p text:style-name="P17"/>
      <text:p text:style-name="P22"><text:span text:style-name="T10"><text:tab/><text:tab/></text:span><text:span text:style-name="T8">Localização</text:span><text:span text:style-name="T10">:</text:span></text:p>
      <text:list xml:id="list677946539" text:style-name="L12">
        <text:list-item>
          <text:p text:style-name="P47"><text:span text:style-name="T10">P</text:span><text:span text:style-name="T9">ath: </text:span><text:span text:style-name="T10">app &gt; <text:s/></text:span><text:span text:style-name="T13">reservas</text:span><text:span text:style-name="T10"> &gt; </text:span><text:span text:style-name="T13">criar</text:span><text:span text:style-name="T10"> </text:span></text:p>
        </text:list-item>
        <text:list-item>
          <text:p text:style-name="P47"><text:span text:style-name="T9">Classe: </text:span><text:span text:style-name="T10"><text:s/></text:span><text:span text:style-name="T13">eventual.component</text:span><text:span text:style-name="T10">.ts</text:span></text:p>
        </text:list-item>
        <text:list-item>
          <text:p text:style-name="P48"><text:span text:style-name="T10">Metodo</text:span><text:span text:style-name="T14">s</text:span><text:span text:style-name="T10">:</text:span></text:p>
          <text:list>
            <text:list-item>
              <text:p text:style-name="P48"><text:span text:style-name="T10">onCheckboxOutrosChange:</text:span><text:span text:style-name="T14">boolean</text:span></text:p>
            </text:list-item>
            <text:list-item>
              <text:p text:style-name="P48"><text:span text:style-name="T10">adicionarEquipamento:</text:span><text:span text:style-name="T15">void</text:span>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62312948352223" text:continue-list="list162312876257511" text:style-name="L4">
        <text:list-item>
          <text:p text:style-name="P56"><text:soft-page-break/><text:span text:style-name="T32">Validação para ver se há estoque disponível em tempo real</text:span></text:p>
          <text:p text:style-name="P38"/>
        </text:list-item>
      </text:list>
      <text:list xml:id="list1555478595" text:style-name="L13">
        <text:list-item>
          <text:p text:style-name="P61"><text:span text:style-name="T4">P</text:span><text:span text:style-name="T1">ara evitar de uma reserva ser feita com equipamentos que outra reserva sendo feita no mesmo tempo, é necessário que no ato da criação da reserva seja feita uma verificação em tempo real no estoque de equipamentos. </text:span></text:p>
        </text:list-item>
      </text:list>
      <text:p text:style-name="P32"><text:tab/></text:p>
      <text:p text:style-name="P42"><text:span text:style-name="T1"><text:tab/><text:tab/></text:span><text:span text:style-name="T26">Implantação</text:span><text:span text:style-name="T10">: </text:span><text:span text:style-name="T19">Criado a funcionalidade na mesma classe de <text:tab/><text:tab/>origem, </text:span><text:span text:style-name="T20">o método validacaoDeQuantidade( ) realiza uma api <text:tab/><text:tab/>para o servidor usando Observable. O resultado sai a cada <text:tab/><text:tab/>1,5 segundos utilizando uma técnica do polling. </text:span></text:p>
      <text:p text:style-name="P60"><text:span text:style-name="T9"><text:tab/><text:tab/></text:span></text:p>
      <text:p text:style-name="P27"/>
      <text:p text:style-name="P42"><text:span text:style-name="T10"><text:tab/><text:tab/></text:span><text:span text:style-name="T8">Localização</text:span><text:span text:style-name="T10">:</text:span></text:p>
      <text:list xml:id="list2953356823" text:style-name="L14">
        <text:list-item>
          <text:p text:style-name="P49"><text:span text:style-name="T10">P</text:span><text:span text:style-name="T9">ath: </text:span><text:span text:style-name="T10">app &gt; <text:s/></text:span><text:span text:style-name="T13">reservas</text:span><text:span text:style-name="T10"> &gt; </text:span><text:span text:style-name="T13">criar</text:span><text:span text:style-name="T10"> </text:span></text:p>
        </text:list-item>
        <text:list-item>
          <text:p text:style-name="P49"><text:span text:style-name="T9">Classe: </text:span><text:span text:style-name="T10"><text:s/></text:span><text:span text:style-name="T13">eventual.component</text:span><text:span text:style-name="T10">.ts</text:span></text:p>
        </text:list-item>
        <text:list-item>
          <text:p text:style-name="P49"><text:span text:style-name="T10">Metodo</text:span><text:span text:style-name="T14">s</text:span><text:span text:style-name="T10">:</text:span></text:p>
          <text:list>
            <text:list-item>
              <text:p text:style-name="P50"><text:span text:style-name="T14">adicionarEquipamento</text:span></text:p>
            </text:list-item>
            <text:list-item>
              <text:p text:style-name="P50"><text:span text:style-name="T14">validacaoDeQuantidade</text:span></text:p>
            </text:list-item>
            <text:list-item>
              <text:p text:style-name="P50"><text:span text:style-name="T14">getListEquipamentsPoll</text:span><text:span text:style-name="T15">oid</text:span>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5pt" style:font-size-asian="13.1000003814697pt" style:font-size-complex="15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8:36:43.256342554</meta:creation-date>
    <dc:date>2024-10-03T16:23:10.081414155</dc:date>
    <meta:editing-duration>PT8H57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76" meta:word-count="665" meta:character-count="4470" meta:non-whitespace-character-count="3798"/>
  </office:meta>
</office:document-meta>
</file>